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Podaci o zdravstvenoj ustanovi</text:span></text:h>
      <text:list xml:id="list307345989" text:style-name="L1">
        <text:list-item>
          <text:p text:style-name="P4"><text:span text:style-name="Strong_20_Emphasis">Naziv zdravstvene ustanove</text:span>: Naziv ustanove gdje je karton otvoren.</text:p>
        </text:list-item>
        <text:list-item>
          <text:p text:style-name="P4"><text:span text:style-name="Strong_20_Emphasis">Broj kartona</text:span>: Jedinstveni identifikacijski broj kartona.</text:p>
        </text:list-item>
        <text:list-item>
          <text:p text:style-name="P3"><text:span text:style-name="Strong_20_Emphasis">Datum otvaranja</text:span>: Datum kada je karton prvi put otvoren.<text:line-break/></text:p>
        </text:list-item>
      </text:list>
      <text:h text:style-name="Heading_20_3" text:outline-level="3">2. <text:span text:style-name="Strong_20_Emphasis">Osobni podaci pacijenta</text:span></text:h>
      <text:list xml:id="list4278699737" text:style-name="L2">
        <text:list-item>
          <text:p text:style-name="P6"><text:span text:style-name="Strong_20_Emphasis">Prezime (ime oca) ime</text:span>: Puno ime pacijenta, uključujući ime oca.</text:p>
        </text:list-item>
        <text:list-item>
          <text:p text:style-name="P6"><text:span text:style-name="Strong_20_Emphasis">Spol</text:span>: Muški ili ženski.</text:p>
        </text:list-item>
        <text:list-item>
          <text:p text:style-name="P6"><text:span text:style-name="Strong_20_Emphasis">Datum rođenja</text:span>: Dan, mjesec i godina rođenja pacijenta.</text:p>
        </text:list-item>
        <text:list-item>
          <text:p text:style-name="P6"><text:span text:style-name="Strong_20_Emphasis">Prebivalište</text:span>: Adresa stanovanja (mjesto, ulica i broj).</text:p>
        </text:list-item>
        <text:list-item>
          <text:p text:style-name="P6"><text:span text:style-name="Strong_20_Emphasis">Jedinstveni matični broj</text:span>: JMBG pacijenta.</text:p>
        </text:list-item>
        <text:list-item>
          <text:p text:style-name="P5"><text:span text:style-name="Strong_20_Emphasis">Broj zdravstvene knjižice</text:span>: Broj zdravstvene iskaznice.<text:line-break/></text:p>
        </text:list-item>
      </text:list>
      <text:h text:style-name="Heading_20_3" text:outline-level="3">3. <text:span text:style-name="Strong_20_Emphasis">Podaci o zdravstvenom stanju</text:span></text:h>
      <text:list xml:id="list3862123110" text:style-name="L3">
        <text:list-item>
          <text:p text:style-name="P8"><text:span text:style-name="Strong_20_Emphasis">Krvna grupa</text:span>: ABO krvna grupa pacijenta.</text:p>
        </text:list-item>
        <text:list-item>
          <text:p text:style-name="P8"><text:span text:style-name="Strong_20_Emphasis">Rh faktor</text:span>: Pozitivan ili negativan Rh faktor.</text:p>
        </text:list-item>
        <text:list-item>
          <text:p text:style-name="P8"><text:span text:style-name="Strong_20_Emphasis">Koagulopatije</text:span>: Postojanje poremećaja u zgrušavanju krvi.</text:p>
        </text:list-item>
        <text:list-item>
          <text:p text:style-name="P8"><text:span text:style-name="Strong_20_Emphasis">Alergije</text:span>: Evidencija alergija na lijekove, hranu ili druge tvari.</text:p>
        </text:list-item>
        <text:list-item>
          <text:p text:style-name="P8"><text:span text:style-name="Strong_20_Emphasis">Kronične bolesti</text:span>: Popis dugotrajnih bolesti poput dijabetesa, hipertenzije, astme.</text:p>
        </text:list-item>
        <text:list-item>
          <text:p text:style-name="P7"><text:span text:style-name="Strong_20_Emphasis">Potpis i pečat doktora medicine</text:span>: Potpis liječnika koji je upisao ove podatke.<text:line-break/></text:p>
        </text:list-item>
      </text:list>
      <text:h text:style-name="Heading_20_3" text:outline-level="3">4. <text:span text:style-name="Strong_20_Emphasis">Podaci o zaposlenju i zanimanju</text:span></text:h>
      <text:list xml:id="list2392635671" text:style-name="L4">
        <text:list-item>
          <text:p text:style-name="P10"><text:span text:style-name="Strong_20_Emphasis">Naziv radne organizacije nositelja zdravstvenog osiguranja</text:span>: Naziv poslodavca.</text:p>
        </text:list-item>
        <text:list-item>
          <text:p text:style-name="P10"><text:span text:style-name="Strong_20_Emphasis">Registarski broj, šifra djelatnosti</text:span>: Identifikacija poslodavca.</text:p>
        </text:list-item>
        <text:list-item>
          <text:p text:style-name="P10"><text:span text:style-name="Strong_20_Emphasis">Mjesto sjedišta radne organizacije</text:span>: Lokacija tvrtke.</text:p>
        </text:list-item>
        <text:list-item>
          <text:p text:style-name="P10"><text:span text:style-name="Strong_20_Emphasis">Posao koji obavlja</text:span>: Radno mjesto i opis posla pacijenta.</text:p>
        </text:list-item>
        <text:list-item>
          <text:p text:style-name="P10"><text:span text:style-name="Strong_20_Emphasis">Na tom poslu radi od dana</text:span>: Datum početka rada na trenutnom poslu.</text:p>
        </text:list-item>
        <text:list-item>
          <text:p text:style-name="P9"><text:span text:style-name="Strong_20_Emphasis">Nalaz, mišljenje i ocjena liječničke komisije</text:span>: Rezultati i mišljenja medicinskih komisija.<text:line-break/></text:p>
        </text:list-item>
      </text:list>
      <text:h text:style-name="Heading_20_3" text:outline-level="3">5. <text:span text:style-name="Strong_20_Emphasis">Evidencija o oboljenjima</text:span></text:h>
      <text:list xml:id="list3329130282" text:style-name="L5">
        <text:list-item>
          <text:p text:style-name="P12"><text:span text:style-name="Strong_20_Emphasis">Dijagnoza (radna i konačna)</text:span>: Privremene i konačne dijagnoze bolesti.</text:p>
        </text:list-item>
        <text:list-item>
          <text:p text:style-name="P12"><text:span text:style-name="Strong_20_Emphasis">Šifra oboljenja po MKB</text:span>: Međunarodna klasifikacija bolesti.</text:p>
        </text:list-item>
        <text:list-item>
          <text:p text:style-name="P12"><text:span text:style-name="Strong_20_Emphasis">Terapija</text:span>: Datum, vrsta i vrijeme propisane terapije.</text:p>
        </text:list-item>
        <text:list-item>
          <text:p text:style-name="P12"><text:span text:style-name="Strong_20_Emphasis">Uputnica</text:span>: Specijalist ili ustanova na koju je pacijent upućen.</text:p>
        </text:list-item>
        <text:list-item>
          <text:p text:style-name="P12"><text:span text:style-name="Strong_20_Emphasis">Nesposobnost za rad</text:span>: Periodi nesposobnosti za rad, s datim rasponom.</text:p>
        </text:list-item>
        <text:list-item>
          <text:p text:style-name="P12"><text:span text:style-name="Strong_20_Emphasis">Doznaka izdata (broj dana – od-do)</text:span>: Trajanje bolovanja.</text:p>
        </text:list-item>
        <text:list-item>
          <text:p text:style-name="P12"><text:span text:style-name="Strong_20_Emphasis">Potpis i pečat doktora medicine</text:span>: Autorizacija liječnika.</text:p>
        </text:list-item>
        <text:list-item>
          <text:p text:style-name="P12"><text:span text:style-name="Strong_20_Emphasis">Datum posjete</text:span>: Prva i ponovna posjeta.</text:p>
        </text:list-item>
        <text:list-item>
          <text:p text:style-name="P11"><text:span text:style-name="Strong_20_Emphasis">Nalazi</text:span>: Bilješke o nalazima iz pregleda.<text:line-break/></text:p>
        </text:list-item>
      </text:list>
      <text:h text:style-name="P2" text:outline-level="3">6. <text:span text:style-name="Strong_20_Emphasis">Anamneza</text:span></text:h>
      <text:list xml:id="list1847205519" text:style-name="L6">
        <text:list-item>
          <text:p text:style-name="P14"><text:span text:style-name="Strong_20_Emphasis">Osobna anamneza</text:span>: Osobna povijest bolesti pacijenta.</text:p>
        </text:list-item>
        <text:list-item>
          <text:p text:style-name="P14"><text:span text:style-name="Strong_20_Emphasis">Obiteljska anamneza</text:span>: Povijest bolesti u obitelji.</text:p>
        </text:list-item>
        <text:list-item>
          <text:p text:style-name="P13"><text:span text:style-name="Strong_20_Emphasis">Radna anamneza</text:span>: Informacije o radnim uvjetima koji mogu utjecati na zdravlje.<text:line-break/></text:p>
        </text:list-item>
      </text:list>
      <text:h text:style-name="Heading_20_3" text:outline-level="3">7. <text:span text:style-name="Strong_20_Emphasis">Sadašnje tegobe</text:span></text:h>
      <text:list xml:id="list1149275035" text:style-name="L7">
        <text:list-item>
          <text:p text:style-name="P15">Detalji o trenutnim zdravstvenim problemima ili simptomima koje pacijent prijavljuje.<text:line-break/></text:p>
        </text:list-item>
      </text:list>
      <text:h text:style-name="Heading_20_3" text:outline-level="3">8. <text:span text:style-name="Strong_20_Emphasis">Status</text:span></text:h>
      <text:list xml:id="list610170926" text:style-name="L8">
        <text:list-item>
          <text:p text:style-name="P17"><text:span text:style-name="Strong_20_Emphasis">Glava i vrat</text:span>: Pregled stanja glave, vrata, usta, očiju i ušiju.</text:p>
        </text:list-item>
        <text:list-item>
          <text:p text:style-name="P17"><text:span text:style-name="Strong_20_Emphasis">Prsni koš</text:span>: Pregled srca, pluća i prsnog koša.</text:p>
        </text:list-item>
        <text:list-item>
          <text:p text:style-name="P17"><text:span text:style-name="Strong_20_Emphasis">Abdomen</text:span>: Pregled trbušne šupljine, jetre, slezene.</text:p>
        </text:list-item>
        <text:list-item>
          <text:p text:style-name="P17"><text:span text:style-name="Strong_20_Emphasis">Urogenitalni sustav</text:span>: Pregled mokraćnog i spolnog sustava.</text:p>
        </text:list-item>
        <text:list-item>
          <text:p text:style-name="P17"><text:span text:style-name="Strong_20_Emphasis">Lokomotorni sustav</text:span>: Pregled mišića, kostiju i zglobova.</text:p>
        </text:list-item>
        <text:list-item>
          <text:p text:style-name="P16"><text:span text:style-name="Strong_20_Emphasis">Koža i vidljive sluznice</text:span>: Pregled kože i sluznica na vidljivim dijelovima tijela.<text:line-break/></text:p>
        </text:list-item>
      </text:list>
      <text:h text:style-name="Heading_20_3" text:outline-level="3">9. <text:span text:style-name="Strong_20_Emphasis">Evidencija o sistematskim, periodičnim i preventivnim pregledima</text:span></text:h>
      <text:list xml:id="list2713072694" text:style-name="L9">
        <text:list-item>
          <text:p text:style-name="P19"><text:span text:style-name="Strong_20_Emphasis">Datum pregleda</text:span>: Datum svakog pregleda.</text:p>
        </text:list-item>
        <text:list-item>
          <text:p text:style-name="P19"><text:span text:style-name="Strong_20_Emphasis">Visina, težina, opseg grudi, opseg struka</text:span>: Antropometrijske mjere.</text:p>
        </text:list-item>
        <text:list-item>
          <text:p text:style-name="P19"><text:span text:style-name="Strong_20_Emphasis">Indeks tjelesne mase (ITM, BMI)</text:span>: Izračun indeksa tjelesne mase.</text:p>
        </text:list-item>
        <text:list-item>
          <text:p text:style-name="P19"><text:span text:style-name="Strong_20_Emphasis">Krvni tlak, puls</text:span>: Vitalni znakovi.</text:p>
        </text:list-item>
        <text:list-item>
          <text:p text:style-name="P19"><text:span text:style-name="Strong_20_Emphasis">Promjene na koži</text:span>: Bilješke o bilo kakvim promjenama.</text:p>
        </text:list-item>
        <text:list-item>
          <text:p text:style-name="P19"><text:span text:style-name="Strong_20_Emphasis">Osjetila: vid, sluh, miris</text:span>: Procjena osjetila.</text:p>
        </text:list-item>
        <text:list-item>
          <text:p text:style-name="P18"><text:span text:style-name="Strong_20_Emphasis">Krajnici, vrat, prsni koš, srce, pluća, abdomen, jetra i slezena, uro-genitalni organi, kralježnica, ekstremiteti</text:span>: Detaljan status svih sustava.<text:line-break/></text:p>
        </text:list-item>
      </text:list>
      <text:h text:style-name="Heading_20_3" text:outline-level="3">10. <text:span text:style-name="Strong_20_Emphasis">Laboratorijski i drugi nalazi</text:span></text:h>
      <text:list xml:id="list1231633690" text:style-name="L10">
        <text:list-item>
          <text:p text:style-name="P21"><text:span text:style-name="Strong_20_Emphasis">Rezultati pretraga</text:span>: Rezultati krvnih, urinskih i drugih pretraga.</text:p>
        </text:list-item>
        <text:list-item>
          <text:p text:style-name="P20"><text:span text:style-name="Strong_20_Emphasis">Radiološki nalazi</text:span>: Rezultati snimanja, kao što su rendgen, ultrazvuk, CT, MRI.<text:line-break/></text:p>
        </text:list-item>
      </text:list>
      <text:h text:style-name="Heading_20_3" text:outline-level="3">11. <text:span text:style-name="Strong_20_Emphasis">Evidencija o izdatim uvjerenjima, potvrdama, datim savjetima i imunizacijama</text:span></text:h>
      <text:list xml:id="list1475272240" text:style-name="L11">
        <text:list-item>
          <text:p text:style-name="P23"><text:span text:style-name="Strong_20_Emphasis">Izdata uvjerenja i potvrde</text:span>: Informacije o izdatim medicinskim dokumentima.</text:p>
        </text:list-item>
        <text:list-item>
          <text:p text:style-name="P23"><text:span text:style-name="Strong_20_Emphasis">Savjeti</text:span>: Bilješke o savjetima koje je pacijent dobio.</text:p>
        </text:list-item>
        <text:list-item>
          <text:p text:style-name="P22"><text:span text:style-name="Strong_20_Emphasis">Imunizacije</text:span>: Evidencija svih cijepljenja.</text:p>
        </text:list-item>
      </text:list>
      <text:h text:style-name="Heading_20_3" text:outline-level="3"/>
      <text:h text:style-name="P2" text:outline-level="3">12. <text:span text:style-name="Strong_20_Emphasis">Radna sposobnost</text:span></text:h>
      <text:list xml:id="list3284946097" text:style-name="L12">
        <text:list-item>
          <text:p text:style-name="P25"><text:span text:style-name="Strong_20_Emphasis">Nalazi o radnoj sposobnosti</text:span>: Procjena sposobnosti za rad.</text:p>
        </text:list-item>
        <text:list-item>
          <text:p text:style-name="P24"><text:span text:style-name="Strong_20_Emphasis">Invaliditet (stupanj)</text:span>: Stupanj invaliditeta, ako postoji.<text:line-break/></text:p>
        </text:list-item>
      </text:list>
      <text:h text:style-name="Heading_20_3" text:outline-level="3">13. <text:span text:style-name="Strong_20_Emphasis">Preventivne mjere i postupci prema preventivnim programima</text:span></text:h>
      <text:list xml:id="list1954178372" text:style-name="L13">
        <text:list-item>
          <text:p text:style-name="P27"><text:span text:style-name="Strong_20_Emphasis">Na preventivnim pregledima utvrđeno</text:span>: Rezultati preventivnih pregleda, poput povišenog krvnog tlaka, hiperglikemije, hiperkolesterolemije.</text:p>
        </text:list-item>
        <text:list-item>
          <text:p text:style-name="P26"><text:span text:style-name="Strong_20_Emphasis">Konzumacija duhana i alkohola</text:span>: Evidencija o upotrebi duhana i alkohola.</text:p>
        </text:list-item>
        <text:list-item>
          <text:p text:style-name="P26"/>
        </text:list-item>
      </text:list>
      <text:h text:style-name="Heading_20_3" text:outline-level="3">14. <text:span text:style-name="Strong_20_Emphasis">Obavezni minimum preventivnih pregleda</text:span></text:h>
      <text:list xml:id="list880721027" text:style-name="L14">
        <text:list-item>
          <text:p text:style-name="P29"><text:span text:style-name="Strong_20_Emphasis">Papa-test, pregled dojki, digitorektalni pregled</text:span>: Datumi i nalazi preventivnih pregleda.</text:p>
        </text:list-item>
        <text:list-item>
          <text:p text:style-name="P28"><text:span text:style-name="Strong_20_Emphasis">Skrining na rak debelog crijeva</text:span>: Informacije o skriningu.<text:line-break/></text:p>
        </text:list-item>
      </text:list>
      <text:h text:style-name="Heading_20_3" text:outline-level="3">15. <text:span text:style-name="Strong_20_Emphasis">Za žene</text:span></text:h>
      <text:list xml:id="list459995418" text:style-name="L15">
        <text:list-item>
          <text:p text:style-name="P31"><text:span text:style-name="Strong_20_Emphasis">Prva menstruacija</text:span>: Datum prve menstruacije.</text:p>
        </text:list-item>
        <text:list-item>
          <text:p text:style-name="P31"><text:span text:style-name="Strong_20_Emphasis">Dijagnoza ginekologa</text:span>: Ginekološka dijagnoza.</text:p>
        </text:list-item>
        <text:list-item>
          <text:p text:style-name="P31"><text:span text:style-name="Strong_20_Emphasis">Broj porođaja, broj pobačaja</text:span>: Reproduktivna povijest.</text:p>
        </text:list-item>
        <text:list-item>
          <text:p text:style-name="P31"><text:span text:style-name="Strong_20_Emphasis">Papa test – rađen (datum)</text:span>: Datum posljednjeg Papa testa.</text:p>
        </text:list-item>
        <text:list-item>
          <text:p text:style-name="P31"><text:span text:style-name="Strong_20_Emphasis">Mamografija (datum)</text:span>: Datum posljednje mamografije.</text:p>
        </text:list-item>
        <text:list-item>
          <text:p text:style-name="P30"><text:span text:style-name="Strong_20_Emphasis">Kontracepcija</text:span>: Informacije o kontracepciji.<text:line-break/></text:p>
        </text:list-item>
      </text:list>
      <text:h text:style-name="Heading_20_3" text:outline-level="3">16. <text:span text:style-name="Strong_20_Emphasis">Liječenje u bolničkim zdravstvenim ustanovama</text:span></text:h>
      <text:list xml:id="list2645748586" text:style-name="L16">
        <text:list-item>
          <text:p text:style-name="P33"><text:span text:style-name="Strong_20_Emphasis">Naziv ustanove</text:span>: Bolnica gdje je pacijent liječen.</text:p>
        </text:list-item>
        <text:list-item>
          <text:p text:style-name="P33"><text:span text:style-name="Strong_20_Emphasis">Liječen od-do</text:span>: Period hospitalizacije.</text:p>
        </text:list-item>
        <text:list-item>
          <text:p text:style-name="P33"><text:span text:style-name="Strong_20_Emphasis">Otpusna dijagnoza</text:span>: Konačna dijagnoza pri otpustu.</text:p>
        </text:list-item>
        <text:list-item>
          <text:p text:style-name="P32"><text:span text:style-name="Strong_20_Emphasis">Upute i napomene bolnice za daljnji tretman</text:span>: Preporuke za daljnje liječenje.<text:line-break/></text:p>
        </text:list-item>
      </text:list>
      <text:h text:style-name="Heading_20_3" text:outline-level="3">17. <text:span text:style-name="Strong_20_Emphasis">Podaci o ispisu</text:span></text:h>
      <text:list xml:id="list3238204226" text:style-name="L17">
        <text:list-item>
          <text:p text:style-name="P35"><text:span text:style-name="Strong_20_Emphasis">Ispisan: dan, mjesec, godina</text:span>: Datum ispisivanja iz zdravstvene ustanove.</text:p>
        </text:list-item>
        <text:list-item>
          <text:p text:style-name="P35"><text:span text:style-name="Strong_20_Emphasis">Dijagnoza</text:span>: Dijagnoza pri otpustu.</text:p>
        </text:list-item>
        <text:list-item>
          <text:p text:style-name="P34"><text:span text:style-name="Strong_20_Emphasis">Potpis i pečat doktora medicine</text:span>: Autorizacija ispisivanja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09:49.959453451</meta:creation-date>
    <dc:date>2024-09-02T16:20:23.383688910</dc:date>
    <meta:editing-duration>PT8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9" meta:word-count="706" meta:character-count="4887" meta:non-whitespace-character-count="4325"/>
  </office:meta>
</office:document-meta>
</file>